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0748" officeooo:paragraph-rsid="00210748"/>
    </style:style>
    <style:style style:name="P2" style:family="paragraph" style:parent-style-name="Standard">
      <style:text-properties officeooo:rsid="0021e1f0" officeooo:paragraph-rsid="0021e1f0"/>
    </style:style>
    <style:style style:name="P3" style:family="paragraph" style:parent-style-name="Standard">
      <style:text-properties officeooo:rsid="002301b4" officeooo:paragraph-rsid="002301b4"/>
    </style:style>
    <style:style style:name="P4" style:family="paragraph" style:parent-style-name="Standard">
      <style:text-properties officeooo:rsid="00236556" officeooo:paragraph-rsid="00236556"/>
    </style:style>
    <style:style style:name="P5" style:family="paragraph" style:parent-style-name="Standard">
      <style:text-properties officeooo:rsid="002395b9" officeooo:paragraph-rsid="002395b9"/>
    </style:style>
    <style:style style:name="P6" style:family="paragraph" style:parent-style-name="Standard">
      <style:text-properties officeooo:rsid="00248161" officeooo:paragraph-rsid="002481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LASS</text:p>
      <text:p text:style-name="P1">2.7.0 :011 &gt; class Customer</text:p>
      <text:p text:style-name="P1">2.7.0 :012 &gt; <text:s text:c="2"/>def m1 </text:p>
      <text:p text:style-name="P1">2.7.0 :013 &gt; <text:s text:c="4"/>puts 'coding ruby'</text:p>
      <text:p text:style-name="P1">2.7.0 :014 &gt; <text:s text:c="2"/>end</text:p>
      <text:p text:style-name="P1">2.7.0 :015 &gt; end <text:s/></text:p>
      <text:p text:style-name="P1"><text:s/>=&gt; :m1 </text:p>
      <text:p text:style-name="P1">2.7.0 :016 &gt; ob1 = Customer.new</text:p>
      <text:p text:style-name="P1">2.7.0 :017 &gt; ob1.m1</text:p>
      <text:p text:style-name="P1">coding ruby</text:p>
      <text:p text:style-name="P1"/>
      <text:p text:style-name="P5">BEGIN &amp; END</text:p>
      <text:p text:style-name="P3">2.7.0 :001 &gt; </text:p>
      <text:p text:style-name="P3">2.7.0 :002 &gt; BEGIN {puts 'This is the beginnin' }</text:p>
      <text:p text:style-name="P3">This is the beginnin</text:p>
      <text:p text:style-name="P3"><text:s/>=&gt; nil </text:p>
      <text:p text:style-name="P3">2.7.0 :003 &gt; </text:p>
      <text:p text:style-name="P3">2.7.0 :004 &gt; <text:s/>puts 'Line in between'</text:p>
      <text:p text:style-name="P3">Line in between</text:p>
      <text:p text:style-name="P3"><text:s/>=&gt; nil </text:p>
      <text:p text:style-name="P3">2.7.0 :005 &gt; </text:p>
      <text:p text:style-name="P3">2.7.0 :006 &gt; END {puts 'Programs ends'}</text:p>
      <text:p text:style-name="P3"><text:s/>=&gt; nil </text:p>
      <text:p text:style-name="P3">2.7.0 :007 &gt; <text:s/></text:p>
      <text:p text:style-name="P3"><text:s/>=&gt; nil </text:p>
      <text:p text:style-name="P3">Programs ends</text:p>
      <text:p text:style-name="P3"/>
      <text:p text:style-name="P3"/>
      <text:p text:style-name="P5">PRINT AND PUTS:</text:p>
      <text:p text:style-name="P4">2.7.0 :002 &gt; print "this is a line\n"</text:p>
      <text:p text:style-name="P4">this is a line</text:p>
      <text:p text:style-name="P4"><text:s/>=&gt; nil </text:p>
      <text:p text:style-name="P4">2.7.0 :003 &gt; print "this is a line"</text:p>
      <text:p text:style-name="P4">this is a line =&gt; nil</text:p>
      <text:p text:style-name="P4"/>
      <text:p text:style-name="P4">2.7.0 :004 &gt; puts"another line"</text:p>
      <text:p text:style-name="P4">another line</text:p>
      <text:p text:style-name="P4"><text:s/>=&gt; nil</text:p>
      <text:p text:style-name="P1"/>
      <text:p text:style-name="P5">USER INPUT:</text:p>
      <text:p text:style-name="P6">2.7.0 :011 &gt; x = gets</text:p>
      <text:p text:style-name="P6">Tyler Durden</text:p>
      <text:p text:style-name="P6">2.7.0 :012 &gt; puts x</text:p>
      <text:p text:style-name="P6">Tyler Durden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1:13:02.841198865</meta:creation-date>
    <meta:generator>LibreOffice/5.1.6.2$Linux_x86 LibreOffice_project/10m0$Build-2</meta:generator>
    <dc:date>2020-01-21T11:33:18.184743729</dc:date>
    <meta:editing-duration>PT20M15S</meta:editing-duration>
    <meta:editing-cycles>6</meta:editing-cycles>
    <meta:document-statistic meta:table-count="0" meta:image-count="0" meta:object-count="0" meta:page-count="1" meta:paragraph-count="39" meta:word-count="152" meta:character-count="717" meta:non-whitespace-character-count="574"/>
  </office:meta>
</office:document-meta>
</file>